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32e" officeooo:paragraph-rsid="001eb32e"/>
    </style:style>
    <style:style style:name="P2" style:family="paragraph" style:parent-style-name="Standard">
      <style:paragraph-properties fo:break-before="page"/>
      <style:text-properties officeooo:rsid="001eb32e" officeooo:paragraph-rsid="001eb32e"/>
    </style:style>
    <style:style style:name="P3" style:family="paragraph" style:parent-style-name="Standard">
      <style:text-properties fo:font-size="18pt" fo:font-weight="bold" officeooo:rsid="001eb32e" officeooo:paragraph-rsid="001eb32e" style:font-size-asian="18pt" style:font-weight-asian="bold" style:font-size-complex="18pt" style:font-weight-complex="bold"/>
    </style:style>
    <style:style style:name="P4" style:family="paragraph" style:parent-style-name="Standard">
      <style:text-properties fo:font-weight="bold" officeooo:rsid="001eb32e" officeooo:paragraph-rsid="001eb32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a7ff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2423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O Organización de Computadoras</text:p>
      <text:p text:style-name="P1"/>
      <text:p text:style-name="P1"><text:span text:style-name="T1">¿Cómo funcionan las tarjetas red</text:span>?</text:p>
      <text:p text:style-name="P1"/>
      <text:p text:style-name="P1">Entre las distintas funciones que ofrecen las tarjetas de red la principal es la capacidad que tienen para controlar, preparar y enviar los datos en la red. Lo que la convierte en una herramienta esencial para la navegación web.</text:p>
      <text:p text:style-name="P1"/>
      <text:p text:style-name="P1">Las tarjetas red poseen una interfaz que trabaja por capas, esta interactúa entre el ordenador el servidor y la red de datos. Cuando nosotros por ejemplo vamos a abrir una página web la tarjeta red recibe esos comandos que estamos enviando.</text:p>
      <text:p text:style-name="P1"/>
      <text:p text:style-name="P1">Luego de recibir esos datos los envía al servidor de internet que esté conectada, después recibe esos datos solicitados de la web y los muestra al usuario. Básicamente funciona como un intermediario entre nosotros y el internet.</text:p>
      <text:p text:style-name="P1"/>
      <text:p text:style-name="P1">Por lo general, las tarjetas red poseen en su diseño dos luces, una de color verde y la otra de color naranja o roja. Cuando la luz verde está encendida es indicando que la tarjeta está recibiendo alimentación eléctrica.</text:p>
      <text:p text:style-name="P1"/>
      <text:p text:style-name="P1">Por otro parte, cuando la luz naranja o roja se enciende es para indicarnos que está teniendo actividad con la red, enviando o recibiendo datos. También estas luces varían de acuerdo a la velocidad que tenga nuestra conexión web.</text:p>
      <text:p text:style-name="P1"/>
      <text:p text:style-name="P4">Partes <text:span text:style-name="T4">)2</text:span></text:p>
      <text:p text:style-name="P1"/>
      <text:p text:style-name="P1">Las partes que componen una tarjeta de red son el conector de la ranura, la tarjeta, los puertos, y la placa de sujeción. No obstante, los tipos de conectores de la tarjeta pueden variar, así como los puertos del PC.</text:p>
      <text:p text:style-name="P1"/>
      <text:p text:style-name="P4">Existen 3 <text:span text:style-name="T3">tipos de conectores</text:span> de los que se hará mención brevemente:</text:p>
      <text:p text:style-name="P1"/>
      <text:p text:style-name="P1"><text:s text:c="4"/>PCI: Es el bus estándar de<text:span text:style-name="T2">l</text:span> PC para conectar diferentes periféricos correspondientes a la ranura para que puedan ser conectados directamente a la placa base.</text:p>
      <text:p text:style-name="P1"/>
      <text:p text:style-name="P1"><text:s text:c="4"/>ISA 16: Las ranuras ISA o de expansión es un tipo de conector de la tarjeta madre de la computadora que permite la entrada de tarjetas de expansión o dispositivos adicionales. Sin embargo, esta ranura ha quedado obsoleta.</text:p>
      <text:p text:style-name="P1"/>
      <text:p text:style-name="P1"><text:s text:c="4"/>ISA 8: Es una de las ranuras más antiguas, además, trabaja con una velocidad inferior a las ranuras modernas. Aunque también ha quedado obsoleta</text:p>
      <text:p text:style-name="P1"/>
      <text:p text:style-name="P4">Existen al menos 3<text:span text:style-name="T3"> tipos de puertos</text:span> integrados al ordenador, los cuales <text:s/>menciona<text:span text:style-name="T4">re</text:span> a continuación:</text:p>
      <text:p text:style-name="P1"/>
      <text:p text:style-name="P1"><text:s text:c="4"/>RJ45: Es un cable utilizado para conectar redes de computadoras, posee 8 pines que se utilizan como extremos para cables de par trenzado como el cable LAN.</text:p>
      <text:p text:style-name="P1"><text:s text:c="4"/>BNC: Se trata de un tipo de puerto de fácil conexión y desconexión normalmente utilizado para cable coaxial.</text:p>
      <text:p text:style-name="P1"><text:s text:c="4"/>DB-15: Sirve para conectar distintos periféricos, además, se trata de un tipo de conector que viene en diferentes tamaños para puertos con pines.</text:p>
      <text:p text:style-name="P2">La velocidad de transferencia de datos de una tarjeta de red es un recurso importante al momento de adquirir una. Esto se debe a que que de la velocidad de la misma va a depender la fluidez con que opere el internet, incluso para la transmisión datos a otra computadora perteneciente a la misma red.</text:p>
      <text:p text:style-name="P1"/>
      <text:p text:style-name="P1">Por eso, entre las diferentes marcas, modelos y características, el dato más importante es la clasificación de velocidad que puede ir desde 11Mbps, 54Mbps, o 100Mbp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9:18:22.992198212</meta:creation-date>
    <dc:date>2022-02-24T21:20:40.341490885</dc:date>
    <meta:editing-duration>PT45M18S</meta:editing-duration>
    <meta:editing-cycles>2</meta:editing-cycles>
    <meta:generator>LibreOffice/7.3.0.3$Linux_X86_64 LibreOffice_project/30$Build-3</meta:generator>
    <meta:document-statistic meta:table-count="0" meta:image-count="0" meta:object-count="0" meta:page-count="2" meta:paragraph-count="19" meta:word-count="509" meta:character-count="3022" meta:non-whitespace-character-count="2507"/>
  </office:meta>
</office:document-meta>
</file>